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02958AAF8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use-window-font-color="true"/>
    </style:style>
    <style:style style:name="P2" style:family="paragraph" style:parent-style-name="Text_20_body">
      <style:text-properties style:font-name="Ubuntu" fo:font-size="20pt" style:font-size-asian="20pt" style:font-size-complex="20pt"/>
    </style:style>
    <style:style style:name="P3" style:family="paragraph" style:parent-style-name="Text_20_body">
      <style:text-properties fo:color="#94bd5e" style:font-name="Ubuntu" fo:font-size="14pt" style:font-size-asian="14pt" style:font-size-complex="14pt"/>
    </style:style>
    <style:style style:name="P4" style:family="paragraph" style:parent-style-name="Text_20_body">
      <style:text-properties style:use-window-font-color="true" style:font-name="Ubuntu" fo:font-size="14pt" style:font-size-asian="14pt" style:font-size-complex="14pt"/>
    </style:style>
    <style:style style:name="P5" style:family="paragraph" style:parent-style-name="Text_20_body" style:list-style-name="L1"/>
    <style:style style:name="P6" style:family="paragraph" style:parent-style-name="Heading_20_1">
      <style:text-properties style:font-name="Ubuntu" fo:font-size="20pt" style:font-size-asian="20pt" style:font-size-complex="20pt"/>
    </style:style>
    <style:style style:name="P7" style:family="paragraph" style:parent-style-name="Heading_20_2">
      <style:text-properties fo:color="#ff9966" style:font-name="Ubuntu"/>
    </style:style>
    <style:style style:name="P8" style:family="paragraph" style:parent-style-name="Heading_20_2">
      <style:text-properties fo:color="#ff9966" style:font-name="Ubuntu" fo:font-size="14pt" style:font-size-asian="14pt" style:font-size-complex="14pt"/>
    </style:style>
    <style:style style:name="P9" style:family="paragraph" style:parent-style-name="Heading_20_2">
      <style:paragraph-properties fo:margin-top="0.423cm" fo:margin-bottom="0.212cm" fo:keep-with-next="always"/>
      <style:text-properties fo:color="#ff9966" style:font-name="Ubuntu" style:font-name-asian="AR PL UMing HK" style:font-name-complex="Lohit Hindi"/>
    </style:style>
    <style:style style:name="T1" style:family="text">
      <style:text-properties style:font-name="Ubuntu" style:font-name-asian="AR PL UMing HK" style:font-name-complex="Lohit Hindi"/>
    </style:style>
    <style:style style:name="T2" style:family="text">
      <style:text-properties fo:color="#ff99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Konzept Multiprojektmanagement </text:h>
      <text:p text:style-name="P2"/>
      <text:p text:style-name="P3">Codename: PROjecting</text:p>
      <text:p text:style-name="P4"/>
      <text:h text:style-name="P7" text:outline-level="2">Ziele:</text:h>
      <text:list xml:id="list997153364" text:style-name="L1">
        <text:list-item>
          <text:p text:style-name="P5">Planung mehrer Projekte</text:p>
          <text:list>
            <text:list-item>
              <text:p text:style-name="P5">Ressourcenaufteilung</text:p>
            </text:list-item>
            <text:list-item>
              <text:p text:style-name="P5">Schätzungsunterstützung</text:p>
            </text:list-item>
            <text:list-item>
              <text:p text:style-name="P5">Review</text:p>
            </text:list-item>
            <text:list-item>
              <text:p text:style-name="P5">Anbindung an SAP</text:p>
            </text:list-item>
          </text:list>
        </text:list-item>
        <text:list-item>
          <text:p text:style-name="P5">Projektarbeit</text:p>
          <text:list>
            <text:list-item>
              <text:p text:style-name="P5">Dokumentenablage/Share</text:p>
            </text:list-item>
            <text:list-item>
              <text:p text:style-name="P5">Log für Review?</text:p>
            </text:list-item>
            <text:list-item>
              <text:p text:style-name="P5">Stunden erfassen</text:p>
            </text:list-item>
          </text:list>
        </text:list-item>
      </text:list>
      <text:p text:style-name="P4"/>
      <text:h text:style-name="P8" text:outline-level="2">Pakete:</text:h>
      <text:list xml:id="list764502401" text:continue-list="list997153364" text:style-name="L1">
        <text:list-item text:start-value="1">
          <text:p text:style-name="P5">Homescreen</text:p>
        </text:list-item>
        <text:list-item>
          <text:p text:style-name="P5">Reporting</text:p>
          <text:list>
            <text:list-item>
              <text:p text:style-name="P5">Ressourcenauslastung</text:p>
            </text:list-item>
            <text:list-item>
              <text:p text:style-name="P5">Projektabdeckung</text:p>
            </text:list-item>
            <text:list-item>
              <text:p text:style-name="P5">Forecast</text:p>
            </text:list-item>
          </text:list>
        </text:list-item>
        <text:list-item>
          <text:p text:style-name="P5">Stundenerfassung</text:p>
        </text:list-item>
        <text:list-item>
          <text:p text:style-name="P5">Projektplanung</text:p>
          <text:list>
            <text:list-item>
              <text:p text:style-name="P5">Einzelprojekt anlegen</text:p>
              <text:list>
                <text:list-item>
                  <text:p text:style-name="P5">Name &amp; Kunde</text:p>
                </text:list-item>
                <text:list-item>
                  <text:p text:style-name="P5">Arbeitspakete erstellen</text:p>
                </text:list-item>
                <text:list-item>
                  <text:p text:style-name="P5">Stundenerfassungsdaten</text:p>
                  <text:list>
                    <text:list-item>
                      <text:p text:style-name="P5">Rückmeldungspositionen</text:p>
                    </text:list-item>
                  </text:list>
                </text:list-item>
                <text:list-item>
                  <text:p text:style-name="P5">Schätzen</text:p>
                </text:list-item>
                <text:list-item>
                  <text:p text:style-name="P5">Ressourcenzuteilung</text:p>
                </text:list-item>
              </text:list>
            </text:list-item>
          </text:list>
        </text:list-item>
        <text:list-item>
          <text:p text:style-name="P5">Mitarbeiter anlegen</text:p>
        </text:list-item>
        <text:list-item>
          <text:p text:style-name="P5"><text:soft-page-break/>Projektreview</text:p>
        </text:list-item>
        <text:list-item>
          <text:p text:style-name="P5">Admin</text:p>
          <text:list>
            <text:list-item>
              <text:p text:style-name="P5">User anlegen</text:p>
            </text:list-item>
            <text:list-item>
              <text:p text:style-name="P5">Rollen anlegen</text:p>
            </text:list-item>
            <text:list-item>
              <text:p text:style-name="P5">Rolle zu User hinzufügen</text:p>
            </text:list-item>
            <text:list-item>
              <text:p text:style-name="P5">User mit Person verknüpfen</text:p>
            </text:list-item>
            <text:list-item>
              <text:p text:style-name="P5">Projekt löschen</text:p>
            </text:list-item>
          </text:list>
        </text:list-item>
      </text:list>
      <text:h text:style-name="P9" text:outline-level="2">Navigation:</text:h>
      <text:list xml:id="list314380348" text:continue-list="list764502401" text:style-name="L1">
        <text:list-item text:start-value="1">
          <text:p text:style-name="P5"><text:span text:style-name="T1">Home</text:span></text:p>
        </text:list-item>
        <text:list-item>
          <text:p text:style-name="P5"><text:span text:style-name="T1">Projekte → project_work</text:span></text:p>
          <text:list>
            <text:list-item>
              <text:p text:style-name="P5"><text:span text:style-name="T1">Projekt A</text:span></text:p>
            </text:list-item>
            <text:list-item>
              <text:p text:style-name="P5"><text:span text:style-name="T1">Projekt B</text:span></text:p>
            </text:list-item>
            <text:list-item>
              <text:p text:style-name="P5"><text:span text:style-name="T1">Neues Projekt anlegen</text:span></text:p>
            </text:list-item>
          </text:list>
        </text:list-item>
        <text:list-item>
          <text:p text:style-name="P5"><text:span text:style-name="T1">Stundenerfassung</text:span></text:p>
        </text:list-item>
        <text:list-item>
          <text:p text:style-name="P5"><text:span text:style-name="T1">Reporting</text:span></text:p>
          <text:list>
            <text:list-item>
              <text:p text:style-name="P5"><text:span text:style-name="T1">Auslastung Mitarbeiter</text:span></text:p>
            </text:list-item>
            <text:list-item>
              <text:p text:style-name="P5"><text:span text:style-name="T1">Projektforecast</text:span></text:p>
            </text:list-item>
          </text:list>
        </text:list-item>
        <text:list-item>
          <text:p text:style-name="P5"><text:span text:style-name="T1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10.419cm" svg:y="-0.078cm" svg:width="6.535cm" svg:height="1.085cm" draw:z-index="2"><draw:image xlink:href="Pictures/10000000000000F70000002958AAF859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 </meta:initial-creator>
    <meta:creation-date>2011-07-12T14:25:08</meta:creation-date>
    <dc:date>2011-07-12T23:43:31</dc:date>
    <dc:creator>michel </dc:creator>
    <meta:editing-duration>PT8H59M10S</meta:editing-duration>
    <meta:editing-cycles>4</meta:editing-cycles>
    <meta:generator>LibreOffice/3.3$Linux LibreOffice_project/330m19$Build-202</meta:generator>
    <meta:document-statistic meta:table-count="0" meta:image-count="1" meta:object-count="0" meta:page-count="3" meta:paragraph-count="45" meta:word-count="115" meta:character-count="785"/>
  </office:meta>
</office:document-meta>
</file>